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4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office:value-type="string" calcext:value-type="string">
            <text:p>100 (TD/KR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office:value-type="string" calcext:value-type="string">
            <text:p>100 (AV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office:value-type="string" calcext:value-type="string">
            <text:p>100 (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office:value-type="string" calcext:value-type="string">
            <text:p>100 (TD/AV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Maximize » et le mode « 800x600 »</text:p>
          </table:table-cell>
          <table:table-cell table:number-columns-repeated="2" office:value-type="string" calcext:value-type="string">
            <text:p>100 (RR)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office:value-type="string" calcext:value-type="string">
            <text:p>(TD)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office:value-type="string" calcext:value-type="string">
            <text:p>(AV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office:value-type="string" calcext:value-type="string">
            <text:p>(KR)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8:53:50.714515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6T19:34:12.229864263</dc:date>
    <meta:editing-duration>PT20H53M7S</meta:editing-duration>
    <meta:editing-cycles>26</meta:editing-cycles>
    <meta:generator>LibreOffice/6.1.5.2$Linux_X86_64 LibreOffice_project/1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